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" style:display-name="VIA_memory_map" style:family="table">
      <style:table-properties style:width="17.013cm" fo:margin-left="0cm" table:align="left"/>
    </style:style>
    <style:style style:name="VIA_5f_memory_5f_map.A" style:display-name="VIA_memory_map.A" style:family="table-column">
      <style:table-column-properties style:column-width="2.427cm"/>
    </style:style>
    <style:style style:name="VIA_5f_memory_5f_map.B" style:display-name="VIA_memory_map.B" style:family="table-column">
      <style:table-column-properties style:column-width="1.568cm"/>
    </style:style>
    <style:style style:name="VIA_5f_memory_5f_map.C" style:display-name="VIA_memory_map.C" style:family="table-column">
      <style:table-column-properties style:column-width="1.57cm"/>
    </style:style>
    <style:style style:name="VIA_5f_memory_5f_map.F" style:display-name="VIA_memory_map.F" style:family="table-column">
      <style:table-column-properties style:column-width="5.87cm"/>
    </style:style>
    <style:style style:name="VIA_5f_memory_5f_map.G" style:display-name="VIA_memory_map.G" style:family="table-column">
      <style:table-column-properties style:column-width="2.438cm"/>
    </style:style>
    <style:style style:name="VIA_5f_memory_5f_map.A1" style:display-name="VIA_memory_map.A1" style:family="table-cell">
      <style:table-cell-properties fo:padding="0.097cm" fo:border-left="0.05pt solid #000000" fo:border-right="none" fo:border-top="0.05pt solid #000000" fo:border-bottom="0.05pt solid #000000"/>
    </style:style>
    <style:style style:name="VIA_5f_memory_5f_map.G1" style:display-name="VIA_memory_map.G1" style:family="table-cell">
      <style:table-cell-properties fo:padding="0.097cm" fo:border="0.05pt solid #000000"/>
    </style:style>
    <style:style style:name="VIA_5f_memory_5f_map.A2" style:display-name="VIA_memory_map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VIA_5f_memory_5f_map.B2" style:display-name="VIA_memory_map.B2" style:family="table-cell">
      <style:table-cell-properties fo:padding="0.097cm" fo:border-left="0.05pt solid #000000" fo:border-right="none" fo:border-top="none" fo:border-bottom="0.05pt solid #000000"/>
    </style:style>
    <style:style style:name="VIA_5f_memory_5f_map.C2" style:display-name="VIA_memory_map.C2" style:family="table-cell">
      <style:table-cell-properties fo:padding="0.097cm" fo:border-left="0.05pt solid #000000" fo:border-right="none" fo:border-top="none" fo:border-bottom="0.05pt solid #000000"/>
    </style:style>
    <style:style style:name="VIA_5f_memory_5f_map.D2" style:display-name="VIA_memory_map.D2" style:family="table-cell">
      <style:table-cell-properties fo:padding="0.097cm" fo:border-left="0.05pt solid #000000" fo:border-right="none" fo:border-top="none" fo:border-bottom="0.05pt solid #000000"/>
    </style:style>
    <style:style style:name="VIA_5f_memory_5f_map.E2" style:display-name="VIA_memory_map.E2" style:family="table-cell">
      <style:table-cell-properties fo:padding="0.097cm" fo:border-left="0.05pt solid #000000" fo:border-right="none" fo:border-top="none" fo:border-bottom="0.05pt solid #000000"/>
    </style:style>
    <style:style style:name="VIA_5f_memory_5f_map.F2" style:display-name="VIA_memory_map.F2" style:family="table-cell">
      <style:table-cell-properties fo:padding="0.097cm" fo:border-left="0.05pt solid #000000" fo:border-right="none" fo:border-top="none" fo:border-bottom="0.05pt solid #000000"/>
    </style:style>
    <style:style style:name="VIA_5f_memory_5f_map.G2" style:display-name="VIA_memory_map.G2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3" style:display-name="VIA_memory_map.A3" style:family="table-cell">
      <style:table-cell-properties fo:padding="0.097cm" fo:border-left="0.05pt solid #000000" fo:border-right="none" fo:border-top="none" fo:border-bottom="0.05pt solid #000000"/>
    </style:style>
    <style:style style:name="VIA_5f_memory_5f_map.B3" style:display-name="VIA_memory_map.B3" style:family="table-cell">
      <style:table-cell-properties fo:padding="0.097cm" fo:border-left="0.05pt solid #000000" fo:border-right="none" fo:border-top="none" fo:border-bottom="0.05pt solid #000000"/>
    </style:style>
    <style:style style:name="VIA_5f_memory_5f_map.C3" style:display-name="VIA_memory_map.C3" style:family="table-cell">
      <style:table-cell-properties fo:padding="0.097cm" fo:border-left="0.05pt solid #000000" fo:border-right="none" fo:border-top="none" fo:border-bottom="0.05pt solid #000000"/>
    </style:style>
    <style:style style:name="VIA_5f_memory_5f_map.D3" style:display-name="VIA_memory_map.D3" style:family="table-cell">
      <style:table-cell-properties fo:padding="0.097cm" fo:border-left="0.05pt solid #000000" fo:border-right="none" fo:border-top="none" fo:border-bottom="0.05pt solid #000000"/>
    </style:style>
    <style:style style:name="VIA_5f_memory_5f_map.E3" style:display-name="VIA_memory_map.E3" style:family="table-cell">
      <style:table-cell-properties fo:padding="0.097cm" fo:border-left="0.05pt solid #000000" fo:border-right="none" fo:border-top="none" fo:border-bottom="0.05pt solid #000000"/>
    </style:style>
    <style:style style:name="VIA_5f_memory_5f_map.F3" style:display-name="VIA_memory_map.F3" style:family="table-cell">
      <style:table-cell-properties fo:padding="0.097cm" fo:border-left="0.05pt solid #000000" fo:border-right="none" fo:border-top="none" fo:border-bottom="0.05pt solid #000000"/>
    </style:style>
    <style:style style:name="VIA_5f_memory_5f_map.G3" style:display-name="VIA_memory_map.G3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4" style:display-name="VIA_memory_map.A4" style:family="table-cell">
      <style:table-cell-properties fo:padding="0.097cm" fo:border-left="0.05pt solid #000000" fo:border-right="none" fo:border-top="none" fo:border-bottom="0.05pt solid #000000"/>
    </style:style>
    <style:style style:name="VIA_5f_memory_5f_map.B4" style:display-name="VIA_memory_map.B4" style:family="table-cell">
      <style:table-cell-properties fo:padding="0.097cm" fo:border-left="0.05pt solid #000000" fo:border-right="none" fo:border-top="none" fo:border-bottom="0.05pt solid #000000"/>
    </style:style>
    <style:style style:name="VIA_5f_memory_5f_map.C4" style:display-name="VIA_memory_map.C4" style:family="table-cell">
      <style:table-cell-properties fo:padding="0.097cm" fo:border-left="0.05pt solid #000000" fo:border-right="none" fo:border-top="none" fo:border-bottom="0.05pt solid #000000"/>
    </style:style>
    <style:style style:name="VIA_5f_memory_5f_map.D4" style:display-name="VIA_memory_map.D4" style:family="table-cell">
      <style:table-cell-properties fo:padding="0.097cm" fo:border-left="0.05pt solid #000000" fo:border-right="none" fo:border-top="none" fo:border-bottom="0.05pt solid #000000"/>
    </style:style>
    <style:style style:name="VIA_5f_memory_5f_map.E4" style:display-name="VIA_memory_map.E4" style:family="table-cell">
      <style:table-cell-properties fo:padding="0.097cm" fo:border-left="0.05pt solid #000000" fo:border-right="none" fo:border-top="none" fo:border-bottom="0.05pt solid #000000"/>
    </style:style>
    <style:style style:name="VIA_5f_memory_5f_map.F4" style:display-name="VIA_memory_map.F4" style:family="table-cell">
      <style:table-cell-properties fo:padding="0.097cm" fo:border-left="0.05pt solid #000000" fo:border-right="none" fo:border-top="none" fo:border-bottom="0.05pt solid #000000"/>
    </style:style>
    <style:style style:name="VIA_5f_memory_5f_map.G4" style:display-name="VIA_memory_map.G4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5" style:display-name="VIA_memory_map.A5" style:family="table-cell">
      <style:table-cell-properties fo:padding="0.097cm" fo:border-left="0.05pt solid #000000" fo:border-right="none" fo:border-top="none" fo:border-bottom="0.05pt solid #000000"/>
    </style:style>
    <style:style style:name="VIA_5f_memory_5f_map.B5" style:display-name="VIA_memory_map.B5" style:family="table-cell">
      <style:table-cell-properties fo:padding="0.097cm" fo:border-left="0.05pt solid #000000" fo:border-right="none" fo:border-top="none" fo:border-bottom="0.05pt solid #000000"/>
    </style:style>
    <style:style style:name="VIA_5f_memory_5f_map.C5" style:display-name="VIA_memory_map.C5" style:family="table-cell">
      <style:table-cell-properties fo:padding="0.097cm" fo:border-left="0.05pt solid #000000" fo:border-right="none" fo:border-top="none" fo:border-bottom="0.05pt solid #000000"/>
    </style:style>
    <style:style style:name="VIA_5f_memory_5f_map.D5" style:display-name="VIA_memory_map.D5" style:family="table-cell">
      <style:table-cell-properties fo:padding="0.097cm" fo:border-left="0.05pt solid #000000" fo:border-right="none" fo:border-top="none" fo:border-bottom="0.05pt solid #000000"/>
    </style:style>
    <style:style style:name="VIA_5f_memory_5f_map.E5" style:display-name="VIA_memory_map.E5" style:family="table-cell">
      <style:table-cell-properties fo:padding="0.097cm" fo:border-left="0.05pt solid #000000" fo:border-right="none" fo:border-top="none" fo:border-bottom="0.05pt solid #000000"/>
    </style:style>
    <style:style style:name="VIA_5f_memory_5f_map.F5" style:display-name="VIA_memory_map.F5" style:family="table-cell">
      <style:table-cell-properties fo:padding="0.097cm" fo:border-left="0.05pt solid #000000" fo:border-right="none" fo:border-top="none" fo:border-bottom="0.05pt solid #000000"/>
    </style:style>
    <style:style style:name="VIA_5f_memory_5f_map.G5" style:display-name="VIA_memory_map.G5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6" style:display-name="VIA_memory_map.A6" style:family="table-cell">
      <style:table-cell-properties fo:padding="0.097cm" fo:border-left="0.05pt solid #000000" fo:border-right="none" fo:border-top="none" fo:border-bottom="0.05pt solid #000000"/>
    </style:style>
    <style:style style:name="VIA_5f_memory_5f_map.B6" style:display-name="VIA_memory_map.B6" style:family="table-cell">
      <style:table-cell-properties fo:padding="0.097cm" fo:border-left="0.05pt solid #000000" fo:border-right="none" fo:border-top="none" fo:border-bottom="0.05pt solid #000000"/>
    </style:style>
    <style:style style:name="VIA_5f_memory_5f_map.C6" style:display-name="VIA_memory_map.C6" style:family="table-cell">
      <style:table-cell-properties fo:padding="0.097cm" fo:border-left="0.05pt solid #000000" fo:border-right="none" fo:border-top="none" fo:border-bottom="0.05pt solid #000000"/>
    </style:style>
    <style:style style:name="VIA_5f_memory_5f_map.D6" style:display-name="VIA_memory_map.D6" style:family="table-cell">
      <style:table-cell-properties fo:padding="0.097cm" fo:border-left="0.05pt solid #000000" fo:border-right="none" fo:border-top="none" fo:border-bottom="0.05pt solid #000000"/>
    </style:style>
    <style:style style:name="VIA_5f_memory_5f_map.E6" style:display-name="VIA_memory_map.E6" style:family="table-cell">
      <style:table-cell-properties fo:padding="0.097cm" fo:border-left="0.05pt solid #000000" fo:border-right="none" fo:border-top="none" fo:border-bottom="0.05pt solid #000000"/>
    </style:style>
    <style:style style:name="VIA_5f_memory_5f_map.F6" style:display-name="VIA_memory_map.F6" style:family="table-cell">
      <style:table-cell-properties fo:padding="0.097cm" fo:border-left="0.05pt solid #000000" fo:border-right="none" fo:border-top="none" fo:border-bottom="0.05pt solid #000000"/>
    </style:style>
    <style:style style:name="VIA_5f_memory_5f_map.G6" style:display-name="VIA_memory_map.G6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7" style:display-name="VIA_memory_map.A7" style:family="table-cell">
      <style:table-cell-properties fo:padding="0.097cm" fo:border-left="0.05pt solid #000000" fo:border-right="none" fo:border-top="none" fo:border-bottom="0.05pt solid #000000"/>
    </style:style>
    <style:style style:name="VIA_5f_memory_5f_map.B7" style:display-name="VIA_memory_map.B7" style:family="table-cell">
      <style:table-cell-properties fo:padding="0.097cm" fo:border-left="0.05pt solid #000000" fo:border-right="none" fo:border-top="none" fo:border-bottom="0.05pt solid #000000"/>
    </style:style>
    <style:style style:name="VIA_5f_memory_5f_map.C7" style:display-name="VIA_memory_map.C7" style:family="table-cell">
      <style:table-cell-properties fo:padding="0.097cm" fo:border-left="0.05pt solid #000000" fo:border-right="none" fo:border-top="none" fo:border-bottom="0.05pt solid #000000"/>
    </style:style>
    <style:style style:name="VIA_5f_memory_5f_map.D7" style:display-name="VIA_memory_map.D7" style:family="table-cell">
      <style:table-cell-properties fo:padding="0.097cm" fo:border-left="0.05pt solid #000000" fo:border-right="none" fo:border-top="none" fo:border-bottom="0.05pt solid #000000"/>
    </style:style>
    <style:style style:name="VIA_5f_memory_5f_map.E7" style:display-name="VIA_memory_map.E7" style:family="table-cell">
      <style:table-cell-properties fo:padding="0.097cm" fo:border-left="0.05pt solid #000000" fo:border-right="none" fo:border-top="none" fo:border-bottom="0.05pt solid #000000"/>
    </style:style>
    <style:style style:name="VIA_5f_memory_5f_map.F7" style:display-name="VIA_memory_map.F7" style:family="table-cell">
      <style:table-cell-properties fo:padding="0.097cm" fo:border-left="0.05pt solid #000000" fo:border-right="none" fo:border-top="none" fo:border-bottom="0.05pt solid #000000"/>
    </style:style>
    <style:style style:name="VIA_5f_memory_5f_map.G7" style:display-name="VIA_memory_map.G7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8" style:display-name="VIA_memory_map.A8" style:family="table-cell">
      <style:table-cell-properties fo:padding="0.097cm" fo:border-left="0.05pt solid #000000" fo:border-right="none" fo:border-top="none" fo:border-bottom="0.05pt solid #000000"/>
    </style:style>
    <style:style style:name="VIA_5f_memory_5f_map.B8" style:display-name="VIA_memory_map.B8" style:family="table-cell">
      <style:table-cell-properties fo:padding="0.097cm" fo:border-left="0.05pt solid #000000" fo:border-right="none" fo:border-top="none" fo:border-bottom="0.05pt solid #000000"/>
    </style:style>
    <style:style style:name="VIA_5f_memory_5f_map.C8" style:display-name="VIA_memory_map.C8" style:family="table-cell">
      <style:table-cell-properties fo:padding="0.097cm" fo:border-left="0.05pt solid #000000" fo:border-right="none" fo:border-top="none" fo:border-bottom="0.05pt solid #000000"/>
    </style:style>
    <style:style style:name="VIA_5f_memory_5f_map.D8" style:display-name="VIA_memory_map.D8" style:family="table-cell">
      <style:table-cell-properties fo:padding="0.097cm" fo:border-left="0.05pt solid #000000" fo:border-right="none" fo:border-top="none" fo:border-bottom="0.05pt solid #000000"/>
    </style:style>
    <style:style style:name="VIA_5f_memory_5f_map.E8" style:display-name="VIA_memory_map.E8" style:family="table-cell">
      <style:table-cell-properties fo:padding="0.097cm" fo:border-left="0.05pt solid #000000" fo:border-right="none" fo:border-top="none" fo:border-bottom="0.05pt solid #000000"/>
    </style:style>
    <style:style style:name="VIA_5f_memory_5f_map.F8" style:display-name="VIA_memory_map.F8" style:family="table-cell">
      <style:table-cell-properties fo:padding="0.097cm" fo:border-left="0.05pt solid #000000" fo:border-right="none" fo:border-top="none" fo:border-bottom="0.05pt solid #000000"/>
    </style:style>
    <style:style style:name="VIA_5f_memory_5f_map.G8" style:display-name="VIA_memory_map.G8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9" style:display-name="VIA_memory_map.A9" style:family="table-cell">
      <style:table-cell-properties fo:padding="0.097cm" fo:border-left="0.05pt solid #000000" fo:border-right="none" fo:border-top="none" fo:border-bottom="0.05pt solid #000000"/>
    </style:style>
    <style:style style:name="VIA_5f_memory_5f_map.B9" style:display-name="VIA_memory_map.B9" style:family="table-cell">
      <style:table-cell-properties fo:padding="0.097cm" fo:border-left="0.05pt solid #000000" fo:border-right="none" fo:border-top="none" fo:border-bottom="0.05pt solid #000000"/>
    </style:style>
    <style:style style:name="VIA_5f_memory_5f_map.C9" style:display-name="VIA_memory_map.C9" style:family="table-cell">
      <style:table-cell-properties fo:padding="0.097cm" fo:border-left="0.05pt solid #000000" fo:border-right="none" fo:border-top="none" fo:border-bottom="0.05pt solid #000000"/>
    </style:style>
    <style:style style:name="VIA_5f_memory_5f_map.D9" style:display-name="VIA_memory_map.D9" style:family="table-cell">
      <style:table-cell-properties fo:padding="0.097cm" fo:border-left="0.05pt solid #000000" fo:border-right="none" fo:border-top="none" fo:border-bottom="0.05pt solid #000000"/>
    </style:style>
    <style:style style:name="VIA_5f_memory_5f_map.E9" style:display-name="VIA_memory_map.E9" style:family="table-cell">
      <style:table-cell-properties fo:padding="0.097cm" fo:border-left="0.05pt solid #000000" fo:border-right="none" fo:border-top="none" fo:border-bottom="0.05pt solid #000000"/>
    </style:style>
    <style:style style:name="VIA_5f_memory_5f_map.F9" style:display-name="VIA_memory_map.F9" style:family="table-cell">
      <style:table-cell-properties fo:padding="0.097cm" fo:border-left="0.05pt solid #000000" fo:border-right="none" fo:border-top="none" fo:border-bottom="0.05pt solid #000000"/>
    </style:style>
    <style:style style:name="VIA_5f_memory_5f_map.G9" style:display-name="VIA_memory_map.G9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0" style:display-name="VIA_memory_map.A10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0" style:display-name="VIA_memory_map.B10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0" style:display-name="VIA_memory_map.C10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0" style:display-name="VIA_memory_map.D10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0" style:display-name="VIA_memory_map.E10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0" style:display-name="VIA_memory_map.F10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0" style:display-name="VIA_memory_map.G10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1" style:display-name="VIA_memory_map.A11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1" style:display-name="VIA_memory_map.B11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1" style:display-name="VIA_memory_map.C11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1" style:display-name="VIA_memory_map.D11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1" style:display-name="VIA_memory_map.E11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1" style:display-name="VIA_memory_map.F11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1" style:display-name="VIA_memory_map.G11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2" style:display-name="VIA_memory_map.A12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2" style:display-name="VIA_memory_map.B12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2" style:display-name="VIA_memory_map.C12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2" style:display-name="VIA_memory_map.D12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2" style:display-name="VIA_memory_map.E12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2" style:display-name="VIA_memory_map.F12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2" style:display-name="VIA_memory_map.G12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3" style:display-name="VIA_memory_map.A13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3" style:display-name="VIA_memory_map.B13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3" style:display-name="VIA_memory_map.C13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3" style:display-name="VIA_memory_map.D13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3" style:display-name="VIA_memory_map.E13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3" style:display-name="VIA_memory_map.F13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3" style:display-name="VIA_memory_map.G13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4" style:display-name="VIA_memory_map.A14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4" style:display-name="VIA_memory_map.B14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4" style:display-name="VIA_memory_map.C14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4" style:display-name="VIA_memory_map.D14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4" style:display-name="VIA_memory_map.E14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4" style:display-name="VIA_memory_map.F14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4" style:display-name="VIA_memory_map.G14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5" style:display-name="VIA_memory_map.A15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5" style:display-name="VIA_memory_map.B15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5" style:display-name="VIA_memory_map.C15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5" style:display-name="VIA_memory_map.D15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5" style:display-name="VIA_memory_map.E15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5" style:display-name="VIA_memory_map.F15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5" style:display-name="VIA_memory_map.G15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6" style:display-name="VIA_memory_map.A16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6" style:display-name="VIA_memory_map.B16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6" style:display-name="VIA_memory_map.C16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6" style:display-name="VIA_memory_map.D16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6" style:display-name="VIA_memory_map.E16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6" style:display-name="VIA_memory_map.F16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6" style:display-name="VIA_memory_map.G16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7" style:display-name="VIA_memory_map.A17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7" style:display-name="VIA_memory_map.B17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7" style:display-name="VIA_memory_map.C17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7" style:display-name="VIA_memory_map.D17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7" style:display-name="VIA_memory_map.E17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7" style:display-name="VIA_memory_map.F17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7" style:display-name="VIA_memory_map.G17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8" style:display-name="VIA_memory_map.A18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8" style:display-name="VIA_memory_map.B18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8" style:display-name="VIA_memory_map.C18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8" style:display-name="VIA_memory_map.D18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8" style:display-name="VIA_memory_map.E18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8" style:display-name="VIA_memory_map.F18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8" style:display-name="VIA_memory_map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Text_20_body">
      <style:text-properties officeooo:rsid="001faa71" officeooo:paragraph-rsid="001faa71"/>
    </style:style>
    <style:style style:name="P4" style:family="paragraph" style:parent-style-name="Text_20_body">
      <style:text-properties officeooo:rsid="0023dc9b" officeooo:paragraph-rsid="0024e145"/>
    </style:style>
    <style:style style:name="P5" style:family="paragraph" style:parent-style-name="Text_20_body">
      <style:text-properties officeooo:rsid="0024e145" officeooo:paragraph-rsid="0024e145"/>
    </style:style>
    <style:style style:name="P6" style:family="paragraph" style:parent-style-name="Text_20_body">
      <style:text-properties officeooo:rsid="0026e081" officeooo:paragraph-rsid="0026e081"/>
    </style:style>
    <style:style style:name="P7" style:family="paragraph" style:parent-style-name="Text_20_body">
      <style:text-properties officeooo:rsid="002805e1" officeooo:paragraph-rsid="002805e1"/>
    </style:style>
    <style:style style:name="P8" style:family="paragraph" style:parent-style-name="Text_20_body">
      <style:text-properties fo:font-weight="bold" officeooo:rsid="002805e1" officeooo:paragraph-rsid="002805e1" style:font-weight-asian="bold" style:font-weight-complex="bold"/>
    </style:style>
    <style:style style:name="P9" style:family="paragraph" style:parent-style-name="Text_20_body">
      <style:text-properties fo:font-weight="bold" officeooo:rsid="00282679" officeooo:paragraph-rsid="00282679" style:font-weight-asian="bold" style:font-weight-complex="bold"/>
    </style:style>
    <style:style style:name="P10" style:family="paragraph" style:parent-style-name="Text_20_body">
      <style:text-properties fo:font-weight="bold" officeooo:rsid="0029c9bb" officeooo:paragraph-rsid="0029c9bb" style:font-weight-asian="bold" style:font-weight-complex="bold"/>
    </style:style>
    <style:style style:name="P11" style:family="paragraph" style:parent-style-name="Text_20_body">
      <style:text-properties officeooo:paragraph-rsid="0036926e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13" style:family="paragraph" style:parent-style-name="Text_20_body">
      <style:text-properties officeooo:rsid="0040b7e0" officeooo:paragraph-rsid="0040b7e0"/>
    </style:style>
    <style:style style:name="P14" style:family="paragraph" style:parent-style-name="Subtitle">
      <style:text-properties officeooo:rsid="001ab578" officeooo:paragraph-rsid="001ab578"/>
    </style:style>
    <style:style style:name="P15" style:family="paragraph" style:parent-style-name="Title">
      <style:text-properties officeooo:rsid="001ab578" officeooo:paragraph-rsid="001ab578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aefba" officeooo:paragraph-rsid="003aefba" style:font-size-asian="12pt" style:font-size-complex="12pt"/>
    </style:style>
    <style:style style:name="P1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2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3aefba" style:font-size-asian="12pt" style:font-size-complex="12pt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3aefba" style:font-size-asian="12pt" style:font-size-complex="12pt"/>
    </style:style>
    <style:style style:name="P2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3e61d" style:font-size-asian="12pt" style:font-size-complex="12pt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aefba" style:font-size-asian="12pt" style:font-size-complex="12pt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f5f44" style:font-size-asian="12pt" style:font-size-complex="12pt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aefba" officeooo:paragraph-rsid="003aefba" style:font-size-asian="12pt" style:font-size-complex="12pt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87583" officeooo:paragraph-rsid="003aefba" style:font-size-asian="12pt" style:font-size-complex="12pt"/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87583" officeooo:paragraph-rsid="003f5f44" style:font-size-asian="12pt" style:font-size-complex="12pt"/>
    </style:style>
    <style:style style:name="P3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32" style:family="paragraph" style:parent-style-name="Heading">
      <style:text-properties officeooo:rsid="001c78bd" officeooo:paragraph-rsid="001c78bd"/>
    </style:style>
    <style:style style:name="P33" style:family="paragraph" style:parent-style-name="Heading">
      <style:text-properties officeooo:rsid="001faa71" officeooo:paragraph-rsid="001faa71"/>
    </style:style>
    <style:style style:name="P34" style:family="paragraph" style:parent-style-name="Heading">
      <style:text-properties officeooo:rsid="001e186d" officeooo:paragraph-rsid="00282679"/>
    </style:style>
    <style:style style:name="P35" style:family="paragraph" style:parent-style-name="Heading">
      <style:text-properties officeooo:rsid="0040b7e0" officeooo:paragraph-rsid="0040b7e0"/>
    </style:style>
    <style:style style:name="P36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37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officeooo:rsid="0033e61d" officeooo:paragraph-rsid="0033e61d" style:font-size-asian="12pt" style:font-size-complex="12pt"/>
    </style:style>
    <style:style style:name="P40" style:family="paragraph" style:parent-style-name="Table_20_Contents">
      <style:text-properties officeooo:rsid="001faa71" officeooo:paragraph-rsid="001faa71"/>
    </style:style>
    <style:style style:name="P41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42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officeooo:rsid="0040b7e0" officeooo:paragraph-rsid="0040b7e0"/>
    </style:style>
    <style:style style:name="P44" style:family="paragraph" style:parent-style-name="Table_20_Contents">
      <style:paragraph-properties fo:text-align="center" style:justify-single-word="false"/>
      <style:text-properties officeooo:rsid="0041319b" officeooo:paragraph-rsid="0041319b"/>
    </style:style>
    <style:style style:name="P45" style:family="paragraph" style:parent-style-name="Table_20_Heading">
      <style:text-properties officeooo:rsid="001c78bd" officeooo:paragraph-rsid="001c78bd"/>
    </style:style>
    <style:style style:name="P46" style:family="paragraph" style:parent-style-name="Table_20_Heading">
      <style:text-properties officeooo:rsid="001e186d" officeooo:paragraph-rsid="001e186d"/>
    </style:style>
    <style:style style:name="P47" style:family="paragraph" style:parent-style-name="Table_20_Heading">
      <style:text-properties officeooo:rsid="001faa71" officeooo:paragraph-rsid="001faa71"/>
    </style:style>
    <style:style style:name="P48" style:family="paragraph" style:parent-style-name="Table_20_Heading">
      <style:text-properties officeooo:rsid="0040b7e0" officeooo:paragraph-rsid="0040b7e0"/>
    </style:style>
    <style:style style:name="P49" style:family="paragraph" style:parent-style-name="Table_20_Heading">
      <style:text-properties officeooo:rsid="0040b7e0" officeooo:paragraph-rsid="0041319b"/>
    </style:style>
    <style:style style:name="P50" style:family="paragraph" style:parent-style-name="Table_20_Heading">
      <style:text-properties officeooo:rsid="0041319b" officeooo:paragraph-rsid="0041319b"/>
    </style:style>
    <style:style style:name="P5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52" style:family="paragraph" style:parent-style-name="Text_20_body" style:list-style-name="L1">
      <style:text-properties officeooo:rsid="002805e1" officeooo:paragraph-rsid="002805e1"/>
    </style:style>
    <style:style style:name="P53" style:family="paragraph" style:parent-style-name="Text_20_body" style:list-style-name="L1">
      <style:text-properties officeooo:rsid="00282679" officeooo:paragraph-rsid="00282679"/>
    </style:style>
    <style:style style:name="P54" style:family="paragraph" style:parent-style-name="Text_20_body" style:list-style-name="L2">
      <style:text-properties officeooo:rsid="00282679" officeooo:paragraph-rsid="00282679"/>
    </style:style>
    <style:style style:name="P55" style:family="paragraph" style:parent-style-name="Text_20_body" style:list-style-name="L2">
      <style:text-properties officeooo:rsid="00282679" officeooo:paragraph-rsid="002df33d"/>
    </style:style>
    <style:style style:name="P56" style:family="paragraph" style:parent-style-name="Text_20_body" style:list-style-name="L1">
      <style:text-properties officeooo:rsid="003a394c" officeooo:paragraph-rsid="003a394c"/>
    </style:style>
    <style:style style:name="P57" style:family="paragraph" style:parent-style-name="Text_20_body" style:list-style-name="L1">
      <style:text-properties officeooo:rsid="002f21ab" officeooo:paragraph-rsid="002f21ab"/>
    </style:style>
    <style:style style:name="P58" style:family="paragraph" style:parent-style-name="Text_20_body" style:list-style-name="L2">
      <style:text-properties officeooo:rsid="002905da" officeooo:paragraph-rsid="003aefba"/>
    </style:style>
    <style:style style:name="P59" style:family="paragraph" style:parent-style-name="Text_20_body" style:list-style-name="L3">
      <style:text-properties officeooo:rsid="0029c9bb" officeooo:paragraph-rsid="0029c9bb"/>
    </style:style>
    <style:style style:name="P60" style:family="paragraph" style:parent-style-name="Text_20_body" style:list-style-name="L3">
      <style:text-properties officeooo:rsid="003aefba" officeooo:paragraph-rsid="003aefba"/>
    </style:style>
    <style:style style:name="P61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62" style:family="paragraph" style:parent-style-name="Heading_20_1">
      <style:text-properties officeooo:rsid="0029ec92" officeooo:paragraph-rsid="0029ec92"/>
    </style:style>
    <style:style style:name="P63" style:family="paragraph" style:parent-style-name="Heading_20_1">
      <style:text-properties officeooo:rsid="0036926e" officeooo:paragraph-rsid="0036926e"/>
    </style:style>
    <style:style style:name="P64" style:family="paragraph" style:parent-style-name="Heading_20_1">
      <style:text-properties officeooo:rsid="001ab578" officeooo:paragraph-rsid="001ab578"/>
    </style:style>
    <style:style style:name="P65" style:family="paragraph" style:parent-style-name="Heading_20_2">
      <style:text-properties officeooo:rsid="001ab578" officeooo:paragraph-rsid="001ab578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  <style:style style:name="T7" style:family="text">
      <style:text-properties officeooo:rsid="0023dc9b"/>
    </style:style>
    <style:style style:name="T8" style:family="text">
      <style:text-properties officeooo:rsid="0024e145"/>
    </style:style>
    <style:style style:name="T9" style:family="text">
      <style:text-properties officeooo:rsid="0026e081"/>
    </style:style>
    <style:style style:name="T10" style:family="text">
      <style:text-properties officeooo:rsid="0027e333"/>
    </style:style>
    <style:style style:name="T11" style:family="text">
      <style:text-properties officeooo:rsid="00282679"/>
    </style:style>
    <style:style style:name="T12" style:family="text">
      <style:text-properties officeooo:rsid="002905da"/>
    </style:style>
    <style:style style:name="T13" style:family="text">
      <style:text-properties style:font-name="Bitstream Vera Sans Mono"/>
    </style:style>
    <style:style style:name="T14" style:family="text">
      <style:text-properties style:font-name="Bitstream Vera Sans Mono" officeooo:rsid="0029c9bb"/>
    </style:style>
    <style:style style:name="T15" style:family="text">
      <style:text-properties officeooo:rsid="0029c9bb"/>
    </style:style>
    <style:style style:name="T16" style:family="text">
      <style:text-properties officeooo:rsid="0029ec92"/>
    </style:style>
    <style:style style:name="T17" style:family="text">
      <style:text-properties officeooo:rsid="002b096a"/>
    </style:style>
    <style:style style:name="T18" style:family="text">
      <style:text-properties officeooo:rsid="002c7548"/>
    </style:style>
    <style:style style:name="T19" style:family="text">
      <style:text-properties officeooo:rsid="002d7e8e"/>
    </style:style>
    <style:style style:name="T20" style:family="text">
      <style:text-properties officeooo:rsid="002df33d"/>
    </style:style>
    <style:style style:name="T21" style:family="text">
      <style:text-properties officeooo:rsid="00303373"/>
    </style:style>
    <style:style style:name="T22" style:family="text">
      <style:text-properties officeooo:rsid="0031072b"/>
    </style:style>
    <style:style style:name="T23" style:family="text">
      <style:text-properties officeooo:rsid="00324cff"/>
    </style:style>
    <style:style style:name="T24" style:family="text">
      <style:text-properties officeooo:rsid="0033e61d"/>
    </style:style>
    <style:style style:name="T25" style:family="text">
      <style:text-properties officeooo:rsid="00353c77"/>
    </style:style>
    <style:style style:name="T26" style:family="text">
      <style:text-properties officeooo:rsid="0036926e"/>
    </style:style>
    <style:style style:name="T27" style:family="text">
      <style:text-properties style:font-name="Liberation Serif" officeooo:rsid="0029ec92"/>
    </style:style>
    <style:style style:name="T28" style:family="text">
      <style:text-properties officeooo:rsid="003a394c"/>
    </style:style>
    <style:style style:name="T29" style:family="text">
      <style:text-properties officeooo:rsid="003a91bd"/>
    </style:style>
    <style:style style:name="T30" style:family="text">
      <style:text-properties officeooo:rsid="003aef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luto ACE</text:p>
      <text:p text:style-name="P14">A 65C02 SBC by Johan Groth</text:p>
      <text:h text:style-name="Heading_20_2" text:outline-level="2">Introduction</text:h>
      <text:p text:style-name="P4"><text:span text:style-name="T12">This is m</text:span>y first SBC project which is based on <text:span text:style-name="T12">a </text:span>65C02 MPU. I got inspired building my own computer by finding a paper I wrote in collage about <text:span text:style-name="T9">3</text:span>5 years ago with pretty much the same idea, build <text:span text:style-name="T12">a computer from scratch</text:span>. That work was in turn based on my experiences with my still favourite computer, the Commodore 64 (still got one, now with a 60GB hard drive, thanks to the IDE64 project <text:span text:style-name="T8">and an REU thanks to the 1541 Ultimate II+ project</text:span>). </text:p>
      <text:p text:style-name="P4">Back then I didn't have the resources (<text:span text:style-name="T8">regulated power supply, </text:span>oscil<text:span text:style-name="T8">loscope, soldering station, a high quality multi meter, etc) and definitely not the money to build one so the paper became a theoretical computer I never built. Now, 35 years later I actually got the resources needed to build one and to my surprise the 65C02 is still in production (thank you WDC) together with the most common support/io ICs, the VIA 65C22 and the ACIA 65C51. Add some static RAM and an EEPROM and you got a computer that can interface with the world through the VIA and be controlled over the serial line via the ACIA. </text:span></text:p>
      <text:p text:style-name="P5">Another inspiration <text:span text:style-name="T22">is</text:span> a little know<text:span text:style-name="T9">n</text:span> computer that saw the light <text:span text:style-name="T22">of day </text:span>in early <text:span text:style-name="T10">e</text:span>ighties called the Jupiter ACE. It had the capabilities of a ZX-81, if not less but you didn't need a hammer and <text:span text:style-name="T12">a </text:span>chisel to type anything as it had a rubber membrane keyboard like the ZX Spectrum. What was special with the Jupiter ACE compared to the rest of all 8-bit computer from the eighties was that it didn't use BASIC as <text:span text:style-name="T22">its</text:span> OS, but Forth. <text:span text:style-name="T9">That intrigued me a lot back then but all my friends had a Commodore 64 so that is what I got as well. </text:span></text:p>
      <text:p text:style-name="P6">My original Commodore 64 is long gone, so I bought one from Ebay <text:span text:style-name="T22">and it</text:span> works just fine <text:span text:style-name="T12">and IMHO</text:span> with the IDE64 interface and a modern hard drive <text:span text:style-name="T12">it is a nice computer system</text:span>. It didn't come with any software though (not that I wanted any) so I had to search the internet for assemblers, tools and some games and while doing that I stumbled on the web-site <text:a xlink:type="simple" xlink:href="http://6502.org/" text:style-name="Internet_20_link" text:visited-style-name="Visited_20_Internet_20_Link">http://6502.org/</text:a> which has forums about SBCs, 6502 assembler routines etc, and <text:span text:style-name="T10">a </text:span>Forth forum. </text:p>
      <text:p text:style-name="P6">So I thought, why not build something <text:span text:style-name="T21">similar to the </text:span>Jupiter ACE computer. Same MPU, better I/O, more memory, a serial interface, no video though as I don't know anything about video, so <text:span text:style-name="T21">for this project</text:span> composite <text:span text:style-name="T16">video</text:span> <text:span text:style-name="T16">or</text:span> CGA (half VGA) <text:span text:style-name="T12">is </text:span>out <text:span text:style-name="T12">of </text:span>scope from the very beginning. <text:span text:style-name="T16">So I started to research how the Jupiter ACE works and found a big snag. The Jupiter ACE is based on a Z80 MPU and I know nothing about that MPU and learning a </text:span><text:span text:style-name="T27">new</text:span><text:span text:style-name="T16"> hardware architecture is too much of a hassle. So I decided to build an SBC based on a 65C02 and using Forth as it's OS.</text:span></text:p>
      <text:p text:style-name="P7">Ambitious, yes!</text:p>
      <text:p text:style-name="P7">Impossible, no!</text:p>
      <text:h text:style-name="Heading_20_1" text:outline-level="1"><text:soft-page-break/>Goals, <text:span text:style-name="T23">both</text:span> <text:span text:style-name="T18">hardware and software</text:span></text:h>
      <text:p text:style-name="P8"><text:span text:style-name="T11">H</text:span>ardware:</text:p>
      <text:list xml:id="list4674048544087000201" text:style-name="L1">
        <text:list-item>
          <text:p text:style-name="P52">An WDC65C02</text:p>
        </text:list-item>
        <text:list-item>
          <text:p text:style-name="P52">An ACIA (I chose <text:span text:style-name="T15">the </text:span>R65<text:span text:style-name="T28">C</text:span>51<text:span text:style-name="T28">AE4</text:span> as the WDC65C51 has a hardware bug <text:span text:style-name="T28">which makes transmission difficult to implement.</text:span>) </text:p>
        </text:list-item>
        <text:list-item>
          <text:p text:style-name="P52"><text:span text:style-name="T28">One</text:span> VIA WDC65C21</text:p>
        </text:list-item>
        <text:list-item>
          <text:p text:style-name="P53">32KB of RAM</text:p>
        </text:list-item>
        <text:list-item>
          <text:p text:style-name="P53">32KB of ROM</text:p>
        </text:list-item>
        <text:list-item>
          <text:p text:style-name="P53">16-bit IDE interface </text:p>
        </text:list-item>
        <text:list-item>
          <text:p text:style-name="P56">RTC DS1511<text:span text:style-name="T29">Y</text:span></text:p>
        </text:list-item>
        <text:list-item>
          <text:p text:style-name="P57">Box to house it. Must be something retro, like a radio from the forties (inspired by the Veronica project).</text:p>
        </text:list-item>
        <text:list-item>
          <text:p text:style-name="P56">VT100 terminal interface. </text:p>
        </text:list-item>
      </text:list>
      <text:p text:style-name="P9">Software:</text:p>
      <text:list xml:id="list1364993096199033799" text:style-name="L2">
        <text:list-item>
          <text:p text:style-name="P54"><text:span text:style-name="T24">Tali </text:span>Forth with an integrated full screen editor over serial line, <text:span text:style-name="T12">so a fully compliant VT100 terminal that can render </text:span>Escape sequences <text:span text:style-name="T12">will be a requirement.</text:span></text:p>
        </text:list-item>
        <text:list-item>
          <text:p text:style-name="P58">PLUTO OS which will use <text:span text:style-name="T24">Tali </text:span>Forth, <text:span text:style-name="T15">so for example,</text:span> creating <text:span text:style-name="T19">multiple</text:span> director<text:span text:style-name="T19">ies</text:span> will be something like <text:span text:style-name="T14">mkdir </text:span><text:span text:style-name="T13">“</text:span><text:span text:style-name="T14">dir1/dir2/dir3”</text:span>.</text:p>
        </text:list-item>
        <text:list-item>
          <text:p text:style-name="P55">CFS which is the file system IDEDOS project <text:span text:style-name="T15">has created</text:span>. Right now it is bespoke <text:span text:style-name="T20">to</text:span> the IDE64 project but the software is GPL so <text:span text:style-name="T15">anyone can use </text:span>it <text:span text:style-name="T15">and it </text:span>should be possible to adapt it to another hardware platform. <text:span text:style-name="T19">I want it so I can exchange files between the PLUTO system and the C64.</text:span></text:p>
        </text:list-item>
      </text:list>
      <text:p text:style-name="P10">Personal:</text:p>
      <text:list xml:id="list7685916739997451706" text:style-name="L3">
        <text:list-item>
          <text:p text:style-name="P59"><text:span text:style-name="T17">Learn a</text:span> lot more about digital electronics (in some areas relearn what I once knew).</text:p>
        </text:list-item>
        <text:list-item>
          <text:p text:style-name="P59">KiCad <text:span text:style-name="T16">because it is free and a Linux version exists.</text:span></text:p>
        </text:list-item>
        <text:list-item>
          <text:p text:style-name="P59">65C02 assembly (I've forgotten <text:span text:style-name="T28">so</text:span> much from my Commodore 64 days).</text:p>
        </text:list-item>
        <text:list-item>
          <text:p text:style-name="P60">Learn Forth</text:p>
        </text:list-item>
      </text:list>
      <text:h text:style-name="P62" text:outline-level="1">Architecture</text:h>
      <text:p text:style-name="P34">Memory map PLUTO <text:span text:style-name="T7">(Thank you Daryl Rictor for the decoding logic!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6">Start</text:p>
            </table:table-cell>
            <table:table-cell table:style-name="Table2.A1" office:value-type="string">
              <text:p text:style-name="P46">End</text:p>
            </table:table-cell>
            <table:table-cell table:style-name="Table2.C1" office:value-type="string">
              <text:p text:style-name="P46">Description</text:p>
            </table:table-cell>
          </table:table-row>
        </table:table-header-rows>
        <table:table-row>
          <table:table-cell table:style-name="Table2.A2" office:value-type="string">
            <text:p text:style-name="P31"><text:span text:style-name="T4">$</text:span><text:span text:style-name="T3">0000</text:span></text:p>
          </table:table-cell>
          <table:table-cell table:style-name="Table2.A2" office:value-type="string">
            <text:p text:style-name="P20"><text:span text:style-name="T2">$</text:span>7EFF</text:p>
          </table:table-cell>
          <table:table-cell table:style-name="Table2.C2" office:value-type="string">
            <text:p text:style-name="P23">RAM (32K minus 256 bytes)<text:soft-page-break/></text:p>
          </table:table-cell>
        </table:table-row>
        <table:table-row>
          <table:table-cell table:style-name="Table2.A2" office:value-type="string">
            <text:p text:style-name="P19"><text:span text:style-name="T2">$7</text:span>F00</text:p>
          </table:table-cell>
          <table:table-cell table:style-name="Table2.A2" office:value-type="string">
            <text:p text:style-name="P38">$7F<text:span text:style-name="T30">1</text:span>F</text:p>
          </table:table-cell>
          <table:table-cell table:style-name="Table2.C2" office:value-type="string">
            <text:p text:style-name="P22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25">$7F<text:span text:style-name="T30">20</text:span></text:p>
          </table:table-cell>
          <table:table-cell table:style-name="Table2.A2" office:value-type="string">
            <text:p text:style-name="P39">$7F<text:span text:style-name="T30">3</text:span>F</text:p>
          </table:table-cell>
          <table:table-cell table:style-name="Table2.C2" office:value-type="string">
            <text:p text:style-name="P29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19"><text:span text:style-name="T2">$</text:span>7F<text:span text:style-name="T30">4</text:span>0</text:p>
          </table:table-cell>
          <table:table-cell table:style-name="Table2.A2" office:value-type="string">
            <text:p text:style-name="P19"><text:span text:style-name="T2">$</text:span>7F5F</text:p>
          </table:table-cell>
          <table:table-cell table:style-name="Table2.C2" office:value-type="string">
            <text:p text:style-name="P26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19"><text:span text:style-name="T2">$</text:span>7F60</text:p>
          </table:table-cell>
          <table:table-cell table:style-name="Table2.A2" office:value-type="string">
            <text:p text:style-name="P19"><text:span text:style-name="T2">$</text:span>7F<text:span text:style-name="T30">7</text:span>F</text:p>
          </table:table-cell>
          <table:table-cell table:style-name="Table2.C2" office:value-type="string">
            <text:p text:style-name="P24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19"><text:span text:style-name="T2">$</text:span>7F<text:span text:style-name="T30">8</text:span>0</text:p>
          </table:table-cell>
          <table:table-cell table:style-name="Table2.A2" office:value-type="string">
            <text:p text:style-name="P19"><text:span text:style-name="T2">$</text:span>7F<text:span text:style-name="T30">9</text:span>F</text:p>
          </table:table-cell>
          <table:table-cell table:style-name="Table2.C2" office:value-type="string">
            <text:p text:style-name="P27">IDE interface (32 bytes)</text:p>
          </table:table-cell>
        </table:table-row>
        <table:table-row>
          <table:table-cell table:style-name="Table2.A2" office:value-type="string">
            <text:p text:style-name="P19"><text:span text:style-name="T2">$</text:span>7F<text:span text:style-name="T30">A0</text:span></text:p>
          </table:table-cell>
          <table:table-cell table:style-name="Table2.A2" office:value-type="string">
            <text:p text:style-name="P19"><text:span text:style-name="T2">$</text:span>7F<text:span text:style-name="T30">BF</text:span></text:p>
          </table:table-cell>
          <table:table-cell table:style-name="Table2.C2" office:value-type="string">
            <text:p text:style-name="P30">Real Time Clock, DS1511Y <text:span text:style-name="T30">(32 bytes)</text:span></text:p>
          </table:table-cell>
        </table:table-row>
        <table:table-row>
          <table:table-cell table:style-name="Table2.A2" office:value-type="string">
            <text:p text:style-name="P21"><text:span text:style-name="T30">$</text:span>7F<text:span text:style-name="T30">C0</text:span></text:p>
          </table:table-cell>
          <table:table-cell table:style-name="Table2.A2" office:value-type="string">
            <text:p text:style-name="P18">$7FDF</text:p>
          </table:table-cell>
          <table:table-cell table:style-name="Table2.C2" office:value-type="string">
            <text:p text:style-name="P24">VIA (<text:span text:style-name="T30">32</text:span> bytes)</text:p>
          </table:table-cell>
        </table:table-row>
        <table:table-row>
          <table:table-cell table:style-name="Table2.A2" office:value-type="string">
            <text:p text:style-name="P28">$7FE0</text:p>
          </table:table-cell>
          <table:table-cell table:style-name="Table2.A2" office:value-type="string">
            <text:p text:style-name="P18">$7FFF</text:p>
          </table:table-cell>
          <table:table-cell table:style-name="Table2.C2" office:value-type="string">
            <text:p text:style-name="P24"><text:span text:style-name="T6">ACIA</text:span> (<text:span text:style-name="T30">32 </text:span>bytes)</text:p>
          </table:table-cell>
        </table:table-row>
        <table:table-row>
          <table:table-cell table:style-name="Table2.A2" office:value-type="string">
            <text:p text:style-name="P16"><text:span text:style-name="T2">$</text:span>8000</text:p>
          </table:table-cell>
          <table:table-cell table:style-name="Table2.A2" office:value-type="string">
            <text:p text:style-name="P16"><text:span text:style-name="T2">$</text:span>FFFF</text:p>
          </table:table-cell>
          <table:table-cell table:style-name="Table2.C2" office:value-type="string">
            <text:p text:style-name="P17"><text:span text:style-name="T2">E</text:span>EPROM (32K)</text:p>
          </table:table-cell>
        </table:table-row>
      </table:table>
      <text:p text:style-name="P2"/>
      <text:p text:style-name="P32"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45">RS1</text:p>
            </table:table-cell>
            <table:table-cell table:style-name="ACIAmemoryMap.A1" office:value-type="string">
              <text:p text:style-name="P45">RS0</text:p>
            </table:table-cell>
            <table:table-cell table:style-name="ACIAmemoryMap.A1" office:value-type="string">
              <text:p text:style-name="P45">R/<text:span text:style-name="T1">W</text:span></text:p>
            </table:table-cell>
            <table:table-cell table:style-name="ACIAmemoryMap.A1" office:value-type="string">
              <text:p text:style-name="P45">Memory Position</text:p>
            </table:table-cell>
            <table:table-cell table:style-name="ACIAmemoryMap.E1" office:value-type="string">
              <text:p text:style-name="P45">Description</text:p>
            </table:table-cell>
          </table:table-row>
        </table:table-header-rows>
        <table:table-row>
          <table:table-cell table:style-name="ACIAmemoryMap.A2" office:value-type="string">
            <text:p text:style-name="P36">0</text:p>
          </table:table-cell>
          <table:table-cell table:style-name="ACIAmemoryMap.A2" office:value-type="string">
            <text:p text:style-name="P36">0</text:p>
          </table:table-cell>
          <table:table-cell table:style-name="ACIAmemoryMap.A2" office:value-type="string">
            <text:p text:style-name="P36">0</text:p>
          </table:table-cell>
          <table:table-cell table:style-name="ACIAmemoryMap.A2" office:value-type="string">
            <text:p text:style-name="P36">$7F<text:span text:style-name="T30">E</text:span>0</text:p>
          </table:table-cell>
          <table:table-cell table:style-name="ACIAmemoryMap.E2" office:value-type="string">
            <text:p text:style-name="P37">TxD</text:p>
          </table:table-cell>
        </table:table-row>
        <table:table-row>
          <table:table-cell table:style-name="ACIAmemoryMap.A2" office:value-type="string">
            <text:p text:style-name="P36">0</text:p>
          </table:table-cell>
          <table:table-cell table:style-name="ACIAmemoryMap.A2" office:value-type="string">
            <text:p text:style-name="P36">0</text:p>
          </table:table-cell>
          <table:table-cell table:style-name="ACIAmemoryMap.A2" office:value-type="string">
            <text:p text:style-name="P36">1</text:p>
          </table:table-cell>
          <table:table-cell table:style-name="ACIAmemoryMap.A2" office:value-type="string">
            <text:p text:style-name="P36">$7F<text:span text:style-name="T30">E</text:span>0</text:p>
          </table:table-cell>
          <table:table-cell table:style-name="ACIAmemoryMap.E2" office:value-type="string">
            <text:p text:style-name="P37">RxD</text:p>
          </table:table-cell>
        </table:table-row>
        <table:table-row>
          <table:table-cell table:style-name="ACIAmemoryMap.A2" office:value-type="string">
            <text:p text:style-name="P36">0</text:p>
          </table:table-cell>
          <table:table-cell table:style-name="ACIAmemoryMap.A2" office:value-type="string">
            <text:p text:style-name="P36">1</text:p>
          </table:table-cell>
          <table:table-cell table:style-name="ACIAmemoryMap.A2" office:value-type="string">
            <text:p text:style-name="P36">0</text:p>
          </table:table-cell>
          <table:table-cell table:style-name="ACIAmemoryMap.A2" office:value-type="string">
            <text:p text:style-name="P36">$7F<text:span text:style-name="T30">E</text:span>1</text:p>
          </table:table-cell>
          <table:table-cell table:style-name="ACIAmemoryMap.E2" office:value-type="string">
            <text:p text:style-name="P37">Programmed Reset</text:p>
          </table:table-cell>
        </table:table-row>
        <table:table-row>
          <table:table-cell table:style-name="ACIAmemoryMap.A2" office:value-type="string">
            <text:p text:style-name="P36">0</text:p>
          </table:table-cell>
          <table:table-cell table:style-name="ACIAmemoryMap.A2" office:value-type="string">
            <text:p text:style-name="P36">1</text:p>
          </table:table-cell>
          <table:table-cell table:style-name="ACIAmemoryMap.A2" office:value-type="string">
            <text:p text:style-name="P36">1</text:p>
          </table:table-cell>
          <table:table-cell table:style-name="ACIAmemoryMap.A2" office:value-type="string">
            <text:p text:style-name="P36">$7F<text:span text:style-name="T30">E</text:span>1</text:p>
          </table:table-cell>
          <table:table-cell table:style-name="ACIAmemoryMap.E2" office:value-type="string">
            <text:p text:style-name="P37">Read Status Register</text:p>
          </table:table-cell>
        </table:table-row>
        <table:table-row>
          <table:table-cell table:style-name="ACIAmemoryMap.A2" office:value-type="string">
            <text:p text:style-name="P36">1</text:p>
          </table:table-cell>
          <table:table-cell table:style-name="ACIAmemoryMap.A2" office:value-type="string">
            <text:p text:style-name="P36">0</text:p>
          </table:table-cell>
          <table:table-cell table:style-name="ACIAmemoryMap.A2" office:value-type="string">
            <text:p text:style-name="P36">0</text:p>
          </table:table-cell>
          <table:table-cell table:style-name="ACIAmemoryMap.A2" office:value-type="string">
            <text:p text:style-name="P36">$7F<text:span text:style-name="T30">E</text:span>2</text:p>
          </table:table-cell>
          <table:table-cell table:style-name="ACIAmemoryMap.E2" office:value-type="string">
            <text:p text:style-name="P37">Write Command Register</text:p>
          </table:table-cell>
        </table:table-row>
        <table:table-row>
          <table:table-cell table:style-name="ACIAmemoryMap.A2" office:value-type="string">
            <text:p text:style-name="P36">1</text:p>
          </table:table-cell>
          <table:table-cell table:style-name="ACIAmemoryMap.A2" office:value-type="string">
            <text:p text:style-name="P36">0</text:p>
          </table:table-cell>
          <table:table-cell table:style-name="ACIAmemoryMap.A2" office:value-type="string">
            <text:p text:style-name="P36">1</text:p>
          </table:table-cell>
          <table:table-cell table:style-name="ACIAmemoryMap.A2" office:value-type="string">
            <text:p text:style-name="P36">$7F<text:span text:style-name="T30">E</text:span>2</text:p>
          </table:table-cell>
          <table:table-cell table:style-name="ACIAmemoryMap.E2" office:value-type="string">
            <text:p text:style-name="P37">Read Command Register</text:p>
          </table:table-cell>
        </table:table-row>
        <table:table-row>
          <table:table-cell table:style-name="ACIAmemoryMap.A2" office:value-type="string">
            <text:p text:style-name="P36">1</text:p>
          </table:table-cell>
          <table:table-cell table:style-name="ACIAmemoryMap.A2" office:value-type="string">
            <text:p text:style-name="P36">1</text:p>
          </table:table-cell>
          <table:table-cell table:style-name="ACIAmemoryMap.A2" office:value-type="string">
            <text:p text:style-name="P36">0</text:p>
          </table:table-cell>
          <table:table-cell table:style-name="ACIAmemoryMap.A2" office:value-type="string">
            <text:p text:style-name="P36">$7F<text:span text:style-name="T30">E</text:span>3</text:p>
          </table:table-cell>
          <table:table-cell table:style-name="ACIAmemoryMap.E2" office:value-type="string">
            <text:p text:style-name="P37">Write Control Register</text:p>
          </table:table-cell>
        </table:table-row>
        <table:table-row>
          <table:table-cell table:style-name="ACIAmemoryMap.A2" office:value-type="string">
            <text:p text:style-name="P36">1</text:p>
          </table:table-cell>
          <table:table-cell table:style-name="ACIAmemoryMap.A2" office:value-type="string">
            <text:p text:style-name="P36">1</text:p>
          </table:table-cell>
          <table:table-cell table:style-name="ACIAmemoryMap.A2" office:value-type="string">
            <text:p text:style-name="P36">1</text:p>
          </table:table-cell>
          <table:table-cell table:style-name="ACIAmemoryMap.A2" office:value-type="string">
            <text:p text:style-name="P36">$7F<text:span text:style-name="T30">E</text:span>3</text:p>
          </table:table-cell>
          <table:table-cell table:style-name="ACIAmemoryMap.E2" office:value-type="string">
            <text:p text:style-name="P37">Read Control Register</text:p>
          </table:table-cell>
        </table:table-row>
      </table:table>
      <text:p text:style-name="P35">Memory map VIA</text:p>
      <table:table table:name="VIA_memory_map" table:style-name="VIA_5f_memory_5f_map">
        <table:table-column table:style-name="VIA_5f_memory_5f_map.A"/>
        <table:table-column table:style-name="VIA_5f_memory_5f_map.B"/>
        <table:table-column table:style-name="VIA_5f_memory_5f_map.C" table:number-columns-repeated="3"/>
        <table:table-column table:style-name="VIA_5f_memory_5f_map.F"/>
        <table:table-column table:style-name="VIA_5f_memory_5f_map.G"/>
        <table:table-header-rows>
          <table:table-row>
            <table:table-cell table:style-name="VIA_5f_memory_5f_map.A1" office:value-type="string">
              <text:p text:style-name="P48">Register Number</text:p>
            </table:table-cell>
            <table:table-cell table:style-name="VIA_5f_memory_5f_map.A1" office:value-type="string">
              <text:p text:style-name="P48">RS Coding</text:p>
            </table:table-cell>
            <table:table-cell table:style-name="VIA_5f_memory_5f_map.A1" office:value-type="string">
              <text:p text:style-name="P48"/>
            </table:table-cell>
            <table:table-cell table:style-name="VIA_5f_memory_5f_map.A1" office:value-type="string">
              <text:p text:style-name="P48"/>
            </table:table-cell>
            <table:table-cell table:style-name="VIA_5f_memory_5f_map.A1" office:value-type="string">
              <text:p text:style-name="P48"/>
            </table:table-cell>
            <table:table-cell table:style-name="VIA_5f_memory_5f_map.A1" office:value-type="string">
              <text:p text:style-name="P49">Register Designation</text:p>
            </table:table-cell>
            <table:table-cell table:style-name="VIA_5f_memory_5f_map.G1" office:value-type="string">
              <text:p text:style-name="P49">Description</text:p>
            </table:table-cell>
          </table:table-row>
          <table:table-row>
            <table:table-cell table:style-name="VIA_5f_memory_5f_map.A2" office:value-type="string">
              <text:p text:style-name="P48"/>
            </table:table-cell>
            <table:table-cell table:style-name="VIA_5f_memory_5f_map.B2" office:value-type="string">
              <text:p text:style-name="P50">RS3</text:p>
            </table:table-cell>
            <table:table-cell table:style-name="VIA_5f_memory_5f_map.C2" office:value-type="string">
              <text:p text:style-name="P50">RS2</text:p>
            </table:table-cell>
            <table:table-cell table:style-name="VIA_5f_memory_5f_map.D2" office:value-type="string">
              <text:p text:style-name="P50">RS1</text:p>
            </table:table-cell>
            <table:table-cell table:style-name="VIA_5f_memory_5f_map.E2" office:value-type="string">
              <text:p text:style-name="P50">RS2</text:p>
            </table:table-cell>
            <table:table-cell table:style-name="VIA_5f_memory_5f_map.F2" office:value-type="string">
              <text:p text:style-name="Table_20_Heading"/>
            </table:table-cell>
            <table:table-cell table:style-name="VIA_5f_memory_5f_map.G2" office:value-type="string">
              <text:p text:style-name="P50">Write/Read</text:p>
            </table:table-cell>
          </table:table-row>
        </table:table-header-rows>
        <table:table-row>
          <table:table-cell table:style-name="VIA_5f_memory_5f_map.A17" office:value-type="string">
            <text:p text:style-name="P43">0</text:p>
          </table:table-cell>
          <table:table-cell table:style-name="VIA_5f_memory_5f_map.B3" office:value-type="string">
            <text:p text:style-name="P44">0</text:p>
          </table:table-cell>
          <table:table-cell table:style-name="VIA_5f_memory_5f_map.C3" office:value-type="string">
            <text:p text:style-name="P44">0</text:p>
          </table:table-cell>
          <table:table-cell table:style-name="VIA_5f_memory_5f_map.D3" office:value-type="string">
            <text:p text:style-name="P44">0</text:p>
          </table:table-cell>
          <table:table-cell table:style-name="VIA_5f_memory_5f_map.E3" office:value-type="string">
            <text:p text:style-name="P44">0</text:p>
          </table:table-cell>
          <table:table-cell table:style-name="VIA_5f_memory_5f_map.F3" office:value-type="string">
            <text:p text:style-name="Table_20_Contents"/>
          </table:table-cell>
          <table:table-cell table:style-name="VIA_5f_memory_5f_map.G3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1</text:p>
          </table:table-cell>
          <table:table-cell table:style-name="VIA_5f_memory_5f_map.B4" office:value-type="string">
            <text:p text:style-name="P44">0</text:p>
          </table:table-cell>
          <table:table-cell table:style-name="VIA_5f_memory_5f_map.C4" office:value-type="string">
            <text:p text:style-name="P44">0</text:p>
          </table:table-cell>
          <table:table-cell table:style-name="VIA_5f_memory_5f_map.D4" office:value-type="string">
            <text:p text:style-name="P44">0</text:p>
          </table:table-cell>
          <table:table-cell table:style-name="VIA_5f_memory_5f_map.E4" office:value-type="string">
            <text:p text:style-name="P44">1</text:p>
          </table:table-cell>
          <table:table-cell table:style-name="VIA_5f_memory_5f_map.F4" office:value-type="string">
            <text:p text:style-name="Table_20_Contents"/>
          </table:table-cell>
          <table:table-cell table:style-name="VIA_5f_memory_5f_map.G4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2</text:p>
          </table:table-cell>
          <table:table-cell table:style-name="VIA_5f_memory_5f_map.B5" office:value-type="string">
            <text:p text:style-name="P44">0</text:p>
          </table:table-cell>
          <table:table-cell table:style-name="VIA_5f_memory_5f_map.C5" office:value-type="string">
            <text:p text:style-name="P44">0</text:p>
          </table:table-cell>
          <table:table-cell table:style-name="VIA_5f_memory_5f_map.D5" office:value-type="string">
            <text:p text:style-name="P44">1</text:p>
          </table:table-cell>
          <table:table-cell table:style-name="VIA_5f_memory_5f_map.E5" office:value-type="string">
            <text:p text:style-name="P44">0</text:p>
          </table:table-cell>
          <table:table-cell table:style-name="VIA_5f_memory_5f_map.F5" office:value-type="string">
            <text:p text:style-name="Table_20_Contents"/>
          </table:table-cell>
          <table:table-cell table:style-name="VIA_5f_memory_5f_map.G5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3</text:p>
          </table:table-cell>
          <table:table-cell table:style-name="VIA_5f_memory_5f_map.B6" office:value-type="string">
            <text:p text:style-name="P44">0</text:p>
          </table:table-cell>
          <table:table-cell table:style-name="VIA_5f_memory_5f_map.C6" office:value-type="string">
            <text:p text:style-name="P44">0</text:p>
          </table:table-cell>
          <table:table-cell table:style-name="VIA_5f_memory_5f_map.D6" office:value-type="string">
            <text:p text:style-name="P44">1</text:p>
          </table:table-cell>
          <table:table-cell table:style-name="VIA_5f_memory_5f_map.E6" office:value-type="string">
            <text:p text:style-name="P44">1</text:p>
          </table:table-cell>
          <table:table-cell table:style-name="VIA_5f_memory_5f_map.F6" office:value-type="string">
            <text:p text:style-name="Table_20_Contents"/>
          </table:table-cell>
          <table:table-cell table:style-name="VIA_5f_memory_5f_map.G6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4</text:p>
          </table:table-cell>
          <table:table-cell table:style-name="VIA_5f_memory_5f_map.B7" office:value-type="string">
            <text:p text:style-name="P44">0</text:p>
          </table:table-cell>
          <table:table-cell table:style-name="VIA_5f_memory_5f_map.C7" office:value-type="string">
            <text:p text:style-name="P44">1</text:p>
          </table:table-cell>
          <table:table-cell table:style-name="VIA_5f_memory_5f_map.D7" office:value-type="string">
            <text:p text:style-name="P44">0</text:p>
          </table:table-cell>
          <table:table-cell table:style-name="VIA_5f_memory_5f_map.E7" office:value-type="string">
            <text:p text:style-name="P44">0</text:p>
          </table:table-cell>
          <table:table-cell table:style-name="VIA_5f_memory_5f_map.F7" office:value-type="string">
            <text:p text:style-name="Table_20_Contents"/>
          </table:table-cell>
          <table:table-cell table:style-name="VIA_5f_memory_5f_map.G7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5</text:p>
          </table:table-cell>
          <table:table-cell table:style-name="VIA_5f_memory_5f_map.B8" office:value-type="string">
            <text:p text:style-name="P44">0</text:p>
          </table:table-cell>
          <table:table-cell table:style-name="VIA_5f_memory_5f_map.C8" office:value-type="string">
            <text:p text:style-name="P44">1</text:p>
          </table:table-cell>
          <table:table-cell table:style-name="VIA_5f_memory_5f_map.D8" office:value-type="string">
            <text:p text:style-name="P44">0</text:p>
          </table:table-cell>
          <table:table-cell table:style-name="VIA_5f_memory_5f_map.E8" office:value-type="string">
            <text:p text:style-name="P44">1</text:p>
          </table:table-cell>
          <table:table-cell table:style-name="VIA_5f_memory_5f_map.F8" office:value-type="string">
            <text:p text:style-name="Table_20_Contents"/>
          </table:table-cell>
          <table:table-cell table:style-name="VIA_5f_memory_5f_map.G8" office:value-type="string">
            <text:p text:style-name="Table_20_Contents"/>
          </table:table-cell>
        </table:table-row>
        <text:soft-page-break/>
        <table:table-row>
          <table:table-cell table:style-name="VIA_5f_memory_5f_map.A17" office:value-type="string">
            <text:p text:style-name="P43">6</text:p>
          </table:table-cell>
          <table:table-cell table:style-name="VIA_5f_memory_5f_map.B9" office:value-type="string">
            <text:p text:style-name="P44">0</text:p>
          </table:table-cell>
          <table:table-cell table:style-name="VIA_5f_memory_5f_map.C9" office:value-type="string">
            <text:p text:style-name="P44">1</text:p>
          </table:table-cell>
          <table:table-cell table:style-name="VIA_5f_memory_5f_map.D9" office:value-type="string">
            <text:p text:style-name="P44">1</text:p>
          </table:table-cell>
          <table:table-cell table:style-name="VIA_5f_memory_5f_map.E9" office:value-type="string">
            <text:p text:style-name="P44">0</text:p>
          </table:table-cell>
          <table:table-cell table:style-name="VIA_5f_memory_5f_map.F9" office:value-type="string">
            <text:p text:style-name="Table_20_Contents"/>
          </table:table-cell>
          <table:table-cell table:style-name="VIA_5f_memory_5f_map.G9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7</text:p>
          </table:table-cell>
          <table:table-cell table:style-name="VIA_5f_memory_5f_map.B10" office:value-type="string">
            <text:p text:style-name="P44">0</text:p>
          </table:table-cell>
          <table:table-cell table:style-name="VIA_5f_memory_5f_map.C10" office:value-type="string">
            <text:p text:style-name="P44">1</text:p>
          </table:table-cell>
          <table:table-cell table:style-name="VIA_5f_memory_5f_map.D10" office:value-type="string">
            <text:p text:style-name="P44">1</text:p>
          </table:table-cell>
          <table:table-cell table:style-name="VIA_5f_memory_5f_map.E10" office:value-type="string">
            <text:p text:style-name="P44">1</text:p>
          </table:table-cell>
          <table:table-cell table:style-name="VIA_5f_memory_5f_map.F10" office:value-type="string">
            <text:p text:style-name="Table_20_Contents"/>
          </table:table-cell>
          <table:table-cell table:style-name="VIA_5f_memory_5f_map.G10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8</text:p>
          </table:table-cell>
          <table:table-cell table:style-name="VIA_5f_memory_5f_map.B11" office:value-type="string">
            <text:p text:style-name="P44">1</text:p>
          </table:table-cell>
          <table:table-cell table:style-name="VIA_5f_memory_5f_map.C11" office:value-type="string">
            <text:p text:style-name="P44">0</text:p>
          </table:table-cell>
          <table:table-cell table:style-name="VIA_5f_memory_5f_map.D11" office:value-type="string">
            <text:p text:style-name="P44">0</text:p>
          </table:table-cell>
          <table:table-cell table:style-name="VIA_5f_memory_5f_map.E11" office:value-type="string">
            <text:p text:style-name="P44">0</text:p>
          </table:table-cell>
          <table:table-cell table:style-name="VIA_5f_memory_5f_map.F11" office:value-type="string">
            <text:p text:style-name="Table_20_Contents"/>
          </table:table-cell>
          <table:table-cell table:style-name="VIA_5f_memory_5f_map.G11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9</text:p>
          </table:table-cell>
          <table:table-cell table:style-name="VIA_5f_memory_5f_map.B12" office:value-type="string">
            <text:p text:style-name="P44">1</text:p>
          </table:table-cell>
          <table:table-cell table:style-name="VIA_5f_memory_5f_map.C12" office:value-type="string">
            <text:p text:style-name="P44">0</text:p>
          </table:table-cell>
          <table:table-cell table:style-name="VIA_5f_memory_5f_map.D12" office:value-type="string">
            <text:p text:style-name="P44">0</text:p>
          </table:table-cell>
          <table:table-cell table:style-name="VIA_5f_memory_5f_map.E12" office:value-type="string">
            <text:p text:style-name="P44">1</text:p>
          </table:table-cell>
          <table:table-cell table:style-name="VIA_5f_memory_5f_map.F12" office:value-type="string">
            <text:p text:style-name="Table_20_Contents"/>
          </table:table-cell>
          <table:table-cell table:style-name="VIA_5f_memory_5f_map.G12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A</text:p>
          </table:table-cell>
          <table:table-cell table:style-name="VIA_5f_memory_5f_map.B13" office:value-type="string">
            <text:p text:style-name="P44">1</text:p>
          </table:table-cell>
          <table:table-cell table:style-name="VIA_5f_memory_5f_map.C13" office:value-type="string">
            <text:p text:style-name="P44">0</text:p>
          </table:table-cell>
          <table:table-cell table:style-name="VIA_5f_memory_5f_map.D13" office:value-type="string">
            <text:p text:style-name="P44">1</text:p>
          </table:table-cell>
          <table:table-cell table:style-name="VIA_5f_memory_5f_map.E13" office:value-type="string">
            <text:p text:style-name="P44">0</text:p>
          </table:table-cell>
          <table:table-cell table:style-name="VIA_5f_memory_5f_map.F13" office:value-type="string">
            <text:p text:style-name="Table_20_Contents"/>
          </table:table-cell>
          <table:table-cell table:style-name="VIA_5f_memory_5f_map.G13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B</text:p>
          </table:table-cell>
          <table:table-cell table:style-name="VIA_5f_memory_5f_map.B14" office:value-type="string">
            <text:p text:style-name="P44">1</text:p>
          </table:table-cell>
          <table:table-cell table:style-name="VIA_5f_memory_5f_map.C14" office:value-type="string">
            <text:p text:style-name="P44">0</text:p>
          </table:table-cell>
          <table:table-cell table:style-name="VIA_5f_memory_5f_map.D14" office:value-type="string">
            <text:p text:style-name="P44">1</text:p>
          </table:table-cell>
          <table:table-cell table:style-name="VIA_5f_memory_5f_map.E14" office:value-type="string">
            <text:p text:style-name="P44">1</text:p>
          </table:table-cell>
          <table:table-cell table:style-name="VIA_5f_memory_5f_map.F14" office:value-type="string">
            <text:p text:style-name="Table_20_Contents"/>
          </table:table-cell>
          <table:table-cell table:style-name="VIA_5f_memory_5f_map.G14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C</text:p>
          </table:table-cell>
          <table:table-cell table:style-name="VIA_5f_memory_5f_map.B15" office:value-type="string">
            <text:p text:style-name="P44">1</text:p>
          </table:table-cell>
          <table:table-cell table:style-name="VIA_5f_memory_5f_map.C15" office:value-type="string">
            <text:p text:style-name="P44">1</text:p>
          </table:table-cell>
          <table:table-cell table:style-name="VIA_5f_memory_5f_map.D15" office:value-type="string">
            <text:p text:style-name="P44">0</text:p>
          </table:table-cell>
          <table:table-cell table:style-name="VIA_5f_memory_5f_map.E15" office:value-type="string">
            <text:p text:style-name="P44">0</text:p>
          </table:table-cell>
          <table:table-cell table:style-name="VIA_5f_memory_5f_map.F15" office:value-type="string">
            <text:p text:style-name="Table_20_Contents"/>
          </table:table-cell>
          <table:table-cell table:style-name="VIA_5f_memory_5f_map.G15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D</text:p>
          </table:table-cell>
          <table:table-cell table:style-name="VIA_5f_memory_5f_map.B16" office:value-type="string">
            <text:p text:style-name="P44">1</text:p>
          </table:table-cell>
          <table:table-cell table:style-name="VIA_5f_memory_5f_map.C16" office:value-type="string">
            <text:p text:style-name="P44">1</text:p>
          </table:table-cell>
          <table:table-cell table:style-name="VIA_5f_memory_5f_map.D16" office:value-type="string">
            <text:p text:style-name="P44">0</text:p>
          </table:table-cell>
          <table:table-cell table:style-name="VIA_5f_memory_5f_map.E16" office:value-type="string">
            <text:p text:style-name="P44">1</text:p>
          </table:table-cell>
          <table:table-cell table:style-name="VIA_5f_memory_5f_map.F16" office:value-type="string">
            <text:p text:style-name="Table_20_Contents"/>
          </table:table-cell>
          <table:table-cell table:style-name="VIA_5f_memory_5f_map.G16" office:value-type="string">
            <text:p text:style-name="Table_20_Contents"/>
          </table:table-cell>
        </table:table-row>
        <table:table-row>
          <table:table-cell table:style-name="VIA_5f_memory_5f_map.A17" office:value-type="string">
            <text:p text:style-name="P43">E</text:p>
          </table:table-cell>
          <table:table-cell table:style-name="VIA_5f_memory_5f_map.B17" office:value-type="string">
            <text:p text:style-name="P44">1</text:p>
          </table:table-cell>
          <table:table-cell table:style-name="VIA_5f_memory_5f_map.C17" office:value-type="string">
            <text:p text:style-name="P44">1</text:p>
          </table:table-cell>
          <table:table-cell table:style-name="VIA_5f_memory_5f_map.D17" office:value-type="string">
            <text:p text:style-name="P44">1</text:p>
          </table:table-cell>
          <table:table-cell table:style-name="VIA_5f_memory_5f_map.E17" office:value-type="string">
            <text:p text:style-name="P44">0</text:p>
          </table:table-cell>
          <table:table-cell table:style-name="VIA_5f_memory_5f_map.F17" office:value-type="string">
            <text:p text:style-name="Table_20_Contents"/>
          </table:table-cell>
          <table:table-cell table:style-name="VIA_5f_memory_5f_map.G17" office:value-type="string">
            <text:p text:style-name="Table_20_Contents"/>
          </table:table-cell>
        </table:table-row>
        <table:table-row>
          <table:table-cell table:style-name="VIA_5f_memory_5f_map.A18" office:value-type="string">
            <text:p text:style-name="P43">F</text:p>
          </table:table-cell>
          <table:table-cell table:style-name="VIA_5f_memory_5f_map.B18" office:value-type="string">
            <text:p text:style-name="P44">1</text:p>
          </table:table-cell>
          <table:table-cell table:style-name="VIA_5f_memory_5f_map.C18" office:value-type="string">
            <text:p text:style-name="P44">1</text:p>
          </table:table-cell>
          <table:table-cell table:style-name="VIA_5f_memory_5f_map.D18" office:value-type="string">
            <text:p text:style-name="P44">1</text:p>
          </table:table-cell>
          <table:table-cell table:style-name="VIA_5f_memory_5f_map.E18" office:value-type="string">
            <text:p text:style-name="P44">1</text:p>
          </table:table-cell>
          <table:table-cell table:style-name="VIA_5f_memory_5f_map.F18" office:value-type="string">
            <text:p text:style-name="Table_20_Contents"/>
          </table:table-cell>
          <table:table-cell table:style-name="VIA_5f_memory_5f_map.G18" office:value-type="string">
            <text:p text:style-name="Table_20_Contents"/>
          </table:table-cell>
        </table:table-row>
      </table:table>
      <text:p text:style-name="P13"/>
      <text:p text:style-name="P13"/>
      <text:p text:style-name="P33"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47">Signal abbreviation</text:p>
            </table:table-cell>
            <table:table-cell table:style-name="Table1.A1" office:value-type="string">
              <text:p text:style-name="P47">Meaning</text:p>
            </table:table-cell>
            <table:table-cell table:style-name="Table1.A1" office:value-type="string">
              <text:p text:style-name="P47">Signal direction at DTE UART</text:p>
            </table:table-cell>
            <table:table-cell table:style-name="Table1.A1" office:value-type="string">
              <text:p text:style-name="P47">Logic</text:p>
            </table:table-cell>
            <table:table-cell table:style-name="Table1.A1" office:value-type="string">
              <text:p text:style-name="P47">DB-9 pin number (standard)</text:p>
            </table:table-cell>
            <table:table-cell table:style-name="Table1.F1" office:value-type="string">
              <text:p text:style-name="P47">R6551 (DIP) pin</text:p>
            </table:table-cell>
          </table:table-row>
        </table:table-header-rows>
        <table:table-row>
          <table:table-cell table:style-name="Table1.A2" office:value-type="string">
            <text:p text:style-name="P41">GND</text:p>
          </table:table-cell>
          <table:table-cell table:style-name="Table1.A2" office:value-type="string">
            <text:p text:style-name="P40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1">5</text:p>
          </table:table-cell>
          <table:table-cell table:style-name="Table1.F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41">T<text:span text:style-name="T5">x</text:span>D</text:p>
          </table:table-cell>
          <table:table-cell table:style-name="Table1.A2" office:value-type="string">
            <text:p text:style-name="P40">Transmitted data</text:p>
          </table:table-cell>
          <table:table-cell table:style-name="Table1.A2" office:value-type="string">
            <text:p text:style-name="P40">Output</text:p>
          </table:table-cell>
          <table:table-cell table:style-name="Table1.A2" office:value-type="string">
            <text:p text:style-name="P40">Positive</text:p>
          </table:table-cell>
          <table:table-cell table:style-name="Table1.A2" office:value-type="string">
            <text:p text:style-name="P41">3</text:p>
          </table:table-cell>
          <table:table-cell table:style-name="Table1.F2" office:value-type="string">
            <text:p text:style-name="P41">10</text:p>
          </table:table-cell>
        </table:table-row>
        <table:table-row>
          <table:table-cell table:style-name="Table1.A2" office:value-type="string">
            <text:p text:style-name="P41">R<text:span text:style-name="T5">x</text:span>D</text:p>
          </table:table-cell>
          <table:table-cell table:style-name="Table1.A2" office:value-type="string">
            <text:p text:style-name="P40">Received data</text:p>
          </table:table-cell>
          <table:table-cell table:style-name="Table1.A2" office:value-type="string">
            <text:p text:style-name="P40">Input</text:p>
          </table:table-cell>
          <table:table-cell table:style-name="Table1.A2" office:value-type="string">
            <text:p text:style-name="P40">Positive</text:p>
          </table:table-cell>
          <table:table-cell table:style-name="Table1.A2" office:value-type="string">
            <text:p text:style-name="P41">2</text:p>
          </table:table-cell>
          <table:table-cell table:style-name="Table1.F2" office:value-type="string">
            <text:p text:style-name="P41">12</text:p>
          </table:table-cell>
        </table:table-row>
        <table:table-row>
          <table:table-cell table:style-name="Table1.A2" office:value-type="string">
            <text:p text:style-name="P42">RTS</text:p>
          </table:table-cell>
          <table:table-cell table:style-name="Table1.A2" office:value-type="string">
            <text:p text:style-name="P40">Request to send</text:p>
          </table:table-cell>
          <table:table-cell table:style-name="Table1.A2" office:value-type="string">
            <text:p text:style-name="P40">Output</text:p>
          </table:table-cell>
          <table:table-cell table:style-name="Table1.A2" office:value-type="string">
            <text:p text:style-name="P40">Negative</text:p>
          </table:table-cell>
          <table:table-cell table:style-name="Table1.A2" office:value-type="string">
            <text:p text:style-name="P41">7</text:p>
          </table:table-cell>
          <table:table-cell table:style-name="Table1.F2" office:value-type="string">
            <text:p text:style-name="P41">8</text:p>
          </table:table-cell>
        </table:table-row>
        <table:table-row>
          <table:table-cell table:style-name="Table1.A2" office:value-type="string">
            <text:p text:style-name="P42">CTS</text:p>
          </table:table-cell>
          <table:table-cell table:style-name="Table1.A2" office:value-type="string">
            <text:p text:style-name="P40">Clear to send</text:p>
          </table:table-cell>
          <table:table-cell table:style-name="Table1.A2" office:value-type="string">
            <text:p text:style-name="P40">Input</text:p>
          </table:table-cell>
          <table:table-cell table:style-name="Table1.A2" office:value-type="string">
            <text:p text:style-name="P40">Negative</text:p>
          </table:table-cell>
          <table:table-cell table:style-name="Table1.A2" office:value-type="string">
            <text:p text:style-name="P41">8</text:p>
          </table:table-cell>
          <table:table-cell table:style-name="Table1.F2" office:value-type="string">
            <text:p text:style-name="P41">9</text:p>
          </table:table-cell>
        </table:table-row>
        <table:table-row>
          <table:table-cell table:style-name="Table1.A2" office:value-type="string">
            <text:p text:style-name="P42">DTR</text:p>
          </table:table-cell>
          <table:table-cell table:style-name="Table1.A2" office:value-type="string">
            <text:p text:style-name="P40">Data terminal ready</text:p>
          </table:table-cell>
          <table:table-cell table:style-name="Table1.A2" office:value-type="string">
            <text:p text:style-name="P40">Output</text:p>
          </table:table-cell>
          <table:table-cell table:style-name="Table1.A2" office:value-type="string">
            <text:p text:style-name="P40">Negative</text:p>
          </table:table-cell>
          <table:table-cell table:style-name="Table1.A2" office:value-type="string">
            <text:p text:style-name="P41">4</text:p>
          </table:table-cell>
          <table:table-cell table:style-name="Table1.F2" office:value-type="string">
            <text:p text:style-name="P41">11</text:p>
          </table:table-cell>
        </table:table-row>
        <table:table-row>
          <table:table-cell table:style-name="Table1.A2" office:value-type="string">
            <text:p text:style-name="P42">DSR</text:p>
          </table:table-cell>
          <table:table-cell table:style-name="Table1.A2" office:value-type="string">
            <text:p text:style-name="P40">Data set ready</text:p>
          </table:table-cell>
          <table:table-cell table:style-name="Table1.A2" office:value-type="string">
            <text:p text:style-name="P40">Input</text:p>
          </table:table-cell>
          <table:table-cell table:style-name="Table1.A2" office:value-type="string">
            <text:p text:style-name="P40">Negative</text:p>
          </table:table-cell>
          <table:table-cell table:style-name="Table1.A2" office:value-type="string">
            <text:p text:style-name="P41">6</text:p>
          </table:table-cell>
          <table:table-cell table:style-name="Table1.F2" office:value-type="string">
            <text:p text:style-name="P41">17</text:p>
          </table:table-cell>
        </table:table-row>
        <table:table-row>
          <table:table-cell table:style-name="Table1.A2" office:value-type="string">
            <text:p text:style-name="P42">DCD</text:p>
          </table:table-cell>
          <table:table-cell table:style-name="Table1.A2" office:value-type="string">
            <text:p text:style-name="P40">Data carrier detect</text:p>
          </table:table-cell>
          <table:table-cell table:style-name="Table1.A2" office:value-type="string">
            <text:p text:style-name="P40">Input</text:p>
          </table:table-cell>
          <table:table-cell table:style-name="Table1.A2" office:value-type="string">
            <text:p text:style-name="P40">Negative</text:p>
          </table:table-cell>
          <table:table-cell table:style-name="Table1.A2" office:value-type="string">
            <text:p text:style-name="P41">1</text:p>
          </table:table-cell>
          <table:table-cell table:style-name="Table1.F2" office:value-type="string">
            <text:p text:style-name="P41">16</text:p>
          </table:table-cell>
        </table:table-row>
      </table:table>
      <text:p text:style-name="P3"/>
      <text:h text:style-name="P63" text:outline-level="1">DOS</text:h>
      <text:p text:style-name="P12">From the experience collected with the above prototype software, I went on with the idea of writing a multi layer operating environment (OSS) for the HDD :</text:p>
      <text:list xml:id="list7065105198797757594" text:style-name="L4">
        <text:list-item>
          <text:p text:style-name="P61">1st layer : low level routines - init device, read / write sectors - <text:span text:style-name="T26">written in assembler</text:span></text:p>
        </text:list-item>
        <text:list-item>
          <text:p text:style-name="P61">2nd layer : disk structure analysis - master boot record -&gt; find the partition table, boot parameter block -&gt; find <text:span text:style-name="T26">CFS </text:span>and its main structures - <text:span text:style-name="T26">written in assembler</text:span></text:p>
        </text:list-item>
        <text:list-item>
          <text:p text:style-name="P61"><text:soft-page-break/>3rd layer : <text:span text:style-name="T26">CFS</text:span> structure navigation - <text:span text:style-name="T26">written in assembler</text:span>.</text:p>
        </text:list-item>
        <text:list-item>
          <text:p text:style-name="P61">4th layer : small and efficient user services - save / load / execute, navigate in directory tree - <text:span text:style-name="T26">written in Forth</text:span></text:p>
        </text:list-item>
      </text:list>
      <text:p text:style-name="P51"/>
      <text:p text:style-name="P11"/>
      <text:h text:style-name="P64" text:outline-level="1">Schematics</text:h>
      <text:h text:style-name="P64" text:outline-level="1">Construction</text:h>
      <text:h text:style-name="P65" text:outline-level="2">PCB</text:h>
      <text:h text:style-name="P65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/>
      </style:paragraph-properties>
      <style:text-properties fo:font-weight="bold" fo:background-color="transparent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7-05-25T19:25:56.565484020</dc:date>
    <meta:editing-duration>P10DT14H44M36S</meta:editing-duration>
    <meta:editing-cycles>33</meta:editing-cycles>
    <meta:generator>LibreOffice/5.1.6.2$Linux_X86_64 LibreOffice_project/10m0$Build-2</meta:generator>
    <dc:creator>Johan Groth</dc:creator>
    <meta:document-statistic meta:table-count="4" meta:image-count="0" meta:object-count="0" meta:page-count="5" meta:paragraph-count="264" meta:word-count="1148" meta:character-count="5715" meta:non-whitespace-character-count="4844"/>
  </office:meta>
</office:document-meta>
</file>